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roximanova" svg:font-family="proximanov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48224"/>
    </style:style>
    <style:style style:name="P2" style:family="paragraph" style:parent-style-name="Standard">
      <style:paragraph-properties fo:text-align="start" style:justify-single-word="false"/>
      <style:text-properties officeooo:paragraph-rsid="00158c65"/>
    </style:style>
    <style:style style:name="P3" style:family="paragraph" style:parent-style-name="Standard">
      <style:paragraph-properties fo:text-align="start" style:justify-single-word="false"/>
      <style:text-properties officeooo:paragraph-rsid="001968ef"/>
    </style:style>
    <style:style style:name="P4" style:family="paragraph" style:parent-style-name="Standard">
      <style:paragraph-properties fo:line-height="200%" fo:text-align="start" style:justify-single-word="false"/>
      <style:text-properties officeooo:rsid="00158c65" officeooo:paragraph-rsid="00158c65"/>
    </style:style>
    <style:style style:name="P5" style:family="paragraph" style:parent-style-name="Standard">
      <style:paragraph-properties fo:line-height="200%" fo:text-align="start" style:justify-single-word="false"/>
      <style:text-properties officeooo:paragraph-rsid="00158c65"/>
    </style:style>
    <style:style style:name="P6" style:family="paragraph" style:parent-style-name="Standard">
      <style:paragraph-properties fo:text-align="start" style:justify-single-word="false"/>
      <style:text-properties officeooo:rsid="00175352" officeooo:paragraph-rsid="00175352"/>
    </style:style>
    <style:style style:name="T1" style:family="text">
      <style:text-properties officeooo:rsid="00148224"/>
    </style:style>
    <style:style style:name="T2" style:family="text">
      <style:text-properties fo:font-variant="normal" fo:text-transform="none" fo:color="#282828" style:font-name="proximanova" fo:font-size="11.25pt" fo:letter-spacing="normal" fo:font-style="normal" fo:font-weight="normal"/>
    </style:style>
    <style:style style:name="T3" style:family="text">
      <style:text-properties officeooo:rsid="0015f58c"/>
    </style:style>
    <style:style style:name="T4" style:family="text">
      <style:text-properties officeooo:rsid="00176abe"/>
    </style:style>
    <style:style style:name="T5" style:family="text">
      <style:text-properties officeooo:rsid="0019969a"/>
    </style:style>
    <style:style style:name="T6" style:family="text">
      <style:text-properties officeooo:rsid="001a3f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racking a the Speed of a Ball through a Scene</text:span></text:p>
      <text:p text:style-name="P3"><text:tab/><text:span text:style-name="T4">The goal of this project is to determine the speed of a ball at each frame in a video. In order to determine the speed of the ball at each frame the position of the ball in real space, the (x,y,z) coordinate values, needed to be found. To find the position of the ball in each frame, a pipeline of techniques were used to process each frame independent from each other. The techniques are color space conversion, background subtraction, connected components, region analysis, and stereo vision with one camera. Each frame went through the following pipeline.</text:span></text:p>
      <text:p text:style-name="P3"><text:tab/><text:span text:style-name="T5">First the raw RGB frame was converted to the YIQ color space. This was done to deal with shadows are reflections. The Y color channel is dropped, and only the I and Q channels are used for now on.</text:span></text:p>
      <text:p text:style-name="P3"><text:tab/><text:span text:style-name="T5">Next, image difference is done to the frame and the first frame in the video. It is assumed that the first frame does not have the ball in it and that the the only difference between the first frame and this frame is that the ball may be in it. This means the camera must stay very still and the background of the video cannot change at all. This is one of the “General Cases of Motion”; “</text:span>Still camera, single moving object, constant background” <text:span text:style-name="T6">(Davis, Lecture slide on Motion). The difference value is calculated from Equation 1.</text:span></text:p>
      <text:p text:style-name="P3"/>
      <text:p text:style-name="P3"/>
      <text:p text:style-name="P4"><text:tab/>The idea for this project is to be able to track a ball throughout a video sequence, and be able to determine the speed of the ball at each frame. There are two main components to this project. The first component is finding the ball in each frame and determining where it is and how large the ball is in the picture. The second component is converting the information gained from the first component into real x y z coordinates in the real world. </text:p>
      <text:p text:style-name="P4"><text:tab/>The ball was tracked and the information needed was extracted by using background subtraction, different color channels, and shape analysis. Each frame in the video work independently from all other frames, except the first frame. For each frame, the RGB values were converted to YIQ values. This was done to help deal with shadows are reflections. Then the difference was taken between each frame and the first frame in the video. The first frame should not have the ball in it. The difference was the euclidean distance <text:span text:style-name="T3">of the I and Q channels for each pixel independently. Next, the absolute value of each difference value was taken. A threshold was used to set each value in the difference image to 1 or 0. A 1 represented a new object in the frame than the first frame in the video. After image differenceing, all connected components were found. Only the connected component with the largest ares was kept. All other connected components were set to 0. This was done because after image differencing some noise could have been picked for a myriad of reasons. It is assumed all the noise will </text:span><text:soft-page-break/><text:span text:style-name="T3">be smaller than the size of the ball. If the largest connected component’s area is under a certain threshold, it is determined that the ball is not in that frame and processing for those frames stops. Now, the X-Centoid, Ycentroid, and height and width of the largest connected component are calculated. (insert reasoning on why you used centroid instead of ½ width here). The X-centroid, Y-centroid, and height are inputs into the next part of the work flow.</text:span></text:p>
      <text:p text:style-name="P4"><text:tab/><text:span text:style-name="T3">The x and y center of the ball in the image and the diameter of the ball in pixels are used to find the real (x,y,z) coordinates of the ball in the real world. First, the distance between the camera and the ball was found.</text:span></text:p>
      <text:p text:style-name="P5"><text:span text:style-name="T2"/></text:p>
      <text:p text:style-name="P2"><text:span text:style-name="T2"/></text:p>
      <text:p text:style-name="P2"><text:span text:style-name="T2"/></text:p>
      <text:p text:style-name="P2"><text:span text:style-name="T2"><text:s/>methods used, problems encountered, outcomes, lessons learned, allocation of work for each team member, possible future work, etc.</text:span></text:p>
      <text:p text:style-name="P2"><text:span text:style-name="T2"/></text:p>
      <text:p text:style-name="P6"><text:span text:style-name="T2">Break up the story more, add problems in story, give good introd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roximanova" svg:font-family="proximanov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7T17:50:08.431496799</meta:creation-date>
    <dc:date>2020-11-27T19:45:46.483616690</dc:date>
    <meta:editing-duration>PT1H44M7S</meta:editing-duration>
    <meta:editing-cycles>8</meta:editing-cycles>
    <meta:generator>LibreOffice/6.0.7.3$Linux_X86_64 LibreOffice_project/00m0$Build-3</meta:generator>
    <meta:document-statistic meta:table-count="0" meta:image-count="0" meta:object-count="0" meta:page-count="2" meta:paragraph-count="9" meta:word-count="669" meta:character-count="3765" meta:non-whitespace-character-count="3097"/>
  </office:meta>
</office:document-meta>
</file>